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1" fo:font-size="14pt" fo:language="ru" fo:country="RU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3.75in"/>
        </style:tab-stops>
      </style:paragraph-properties>
      <style:text-properties style:font-name="Times New Roman1" fo:font-size="14pt" fo:language="ru" fo:country="RU" style:font-size-asian="14pt" style:font-name-complex="Times New Roman2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Heading_20_1">
      <style:paragraph-properties fo:line-height="107%" fo:text-align="center" style:justify-single-word="false"/>
      <style:text-properties style:use-window-font-color="true" loext:opacity="0%" style:font-name="Times New Roman1" fo:font-size="14pt" fo:language="ru" fo:country="RU" fo:font-weight="bold" style:font-size-asian="14pt" style:font-weight-asian="bold" style:font-name-complex="Times New Roman2" style:font-size-complex="14pt"/>
    </style:style>
    <style:style style:name="P9" style:family="paragraph" style:parent-style-name="List_20_Paragraph" style:list-style-name="" style:master-page-name="">
      <loext:graphic-properties draw:fill="none"/>
      <style:paragraph-properties fo:margin-left="0in" fo:margin-right="0in" fo:margin-top="0in" fo:margin-bottom="0.111in" style:contextual-spacing="true" fo:line-height="107%" fo:text-align="center" style:justify-single-word="false" fo:orphans="2" fo:widows="2" fo:text-indent="0in" style:auto-text-indent="false" style:page-number="auto" fo:break-before="page" fo:background-color="transparent" style:writing-mode="lr-tb"/>
      <style:text-properties style:font-name="Times New Roman1" fo:font-size="14pt" fo:language="ru" fo:country="RU" fo:font-weight="bold" officeooo:paragraph-rsid="0014c7e1" style:font-size-asian="14pt" style:font-weight-asian="bold" style:font-name-complex="Times New Roman2" style:font-size-complex="14pt"/>
    </style:style>
    <style:style style:name="P10" style:family="paragraph" style:parent-style-name="List_20_Paragraph" style:list-style-name="">
      <style:paragraph-properties fo:margin-left="0in" fo:margin-right="0in" fo:line-height="107%" fo:text-align="start" style:justify-single-word="false" fo:text-indent="0in" style:auto-text-indent="false"/>
      <style:text-properties style:font-name="Times New Roman1" fo:font-size="14pt" fo:language="ru" fo:country="RU" officeooo:rsid="0014c7e1" officeooo:paragraph-rsid="0014c7e1" style:font-size-asian="14pt" style:font-name-complex="Times New Roman2" style:font-size-complex="14pt"/>
    </style:style>
    <style:style style:name="P11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07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1" fo:font-size="14pt" fo:language="ru" fo:country="RU" style:font-size-asian="14pt" style:font-name-complex="Times New Roman2" style:font-size-complex="14pt"/>
    </style:style>
    <style:style style:name="P12" style:family="paragraph" style:parent-style-name="Heading_20_1">
      <style:paragraph-properties fo:text-align="center" style:justify-single-word="false"/>
      <style:text-properties style:use-window-font-color="true" loext:opacity="0%" style:font-name="Times New Roman1" fo:font-size="14pt" fo:language="ru" fo:country="RU" fo:font-weight="bold" style:font-size-asian="14pt" style:font-weight-asian="bold" style:font-name-complex="Times New Roman2" style:font-size-complex="14pt"/>
    </style:style>
    <style:style style:name="P13" style:family="paragraph" style:parent-style-name="Contents_20_Heading">
      <style:paragraph-properties fo:break-before="page"/>
      <style:text-properties officeooo:paragraph-rsid="001f42b4"/>
    </style:style>
    <style:style style:name="P14" style:family="paragraph" style:parent-style-name="Standard" style:list-style-name="">
      <style:paragraph-properties fo:line-height="107%" fo:text-align="center" style:justify-single-word="false"/>
      <style:text-properties style:font-name="Times New Roman1" fo:font-size="14pt" fo:language="ru" fo:country="RU" fo:font-weight="bold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style:font-name="Times New Roman1" fo:font-size="14pt" fo:language="ru" fo:country="RU" fo:font-weight="bold" officeooo:paragraph-rsid="0014c7e1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text-properties style:font-name="Times New Roman1" fo:font-size="14pt" fo:language="ru" fo:country="RU" style:font-size-asian="14pt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name-complex="Times New Roman2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1f42b4" style:font-size-asian="14pt" style:font-name-complex="Times New Roman2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206da6" officeooo:paragraph-rsid="00206da6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officeooo:paragraph-rsid="001f42b4"/>
    </style:style>
    <style:style style:name="P22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fo:font-variant="normal" fo:text-transform="none" fo:color="#00000a" loext:opacity="100%" style:text-line-through-style="none" style:text-line-through-type="none" style:font-name="Times New Roman" fo:font-size="14pt" fo:language="ru" fo:country="RU" fo:font-style="normal" style:text-underline-style="none" fo:font-weight="normal" officeooo:paragraph-rsid="0014c7e1" style:text-blinking="false" fo:background-color="transparent" style:font-size-asian="14pt" style:font-name-complex="Times New Roman2" style:font-size-complex="14pt"/>
    </style:style>
    <style:style style:name="P23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fo:font-variant="normal" fo:text-transform="none" fo:color="#00000a" loext:opacity="100%" style:text-line-through-style="none" style:text-line-through-type="none" style:font-name="Times New Roman" fo:font-size="14pt" fo:font-style="normal" style:text-underline-style="none" fo:font-weight="normal" officeooo:paragraph-rsid="0014c7e1" style:text-blinking="false" fo:background-color="transparent" style:font-size-asian="14pt" style:font-size-complex="14pt"/>
    </style:style>
    <style:style style:name="T1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2" style:family="text">
      <style:text-properties style:font-name="Times New Roman1" fo:font-size="14pt" fo:language="ru" fo:country="RU" officeooo:rsid="001e103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language="ru" fo:country="RU" fo:font-weight="bold" style:font-weight-asian="bold" style:font-name-complex="Times New Roman2"/>
    </style:style>
    <style:style style:name="T5" style:family="text">
      <style:text-properties fo:color="#333333" loext:opacity="100%" style:font-name="Times New Roman1" fo:font-size="14pt" fo:language="ru" fo:country="RU" fo:background-color="#ffffff" loext:char-shading-value="0" style:font-size-asian="14pt" style:font-name-complex="Times New Roman2" style:font-size-complex="14pt" style:font-weight-complex="bold"/>
    </style:style>
    <style:style style:name="T6" style:family="text">
      <style:text-properties text:display="true"/>
    </style:style>
    <style:style style:name="T7" style:family="text">
      <style:text-properties officeooo:rsid="0014c7e1"/>
    </style:style>
    <style:style style:name="T8" style:family="text">
      <style:text-properties officeooo:rsid="001e1032"/>
    </style:style>
    <style:style style:name="T9" style:family="text">
      <style:text-properties officeooo:rsid="001f42b4"/>
    </style:style>
    <style:style style:name="T10" style:family="text">
      <style:text-properties officeooo:rsid="0021fe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 «Национальный исследовательский институт ИТМО»</text:span></text:p>
      <text:p text:style-name="P21"><text:bookmark-start text:name="_Toc114509325"/><text:bookmark-start text:name="_Toc114509705"/><text:bookmark-start text:name="_Toc114509347"/><text:span text:style-name="T1">Факультет </text:span><text:span text:style-name="text-dark-gray"><text:span text:style-name="T1">программной инженерии и компьютерной техники</text:span></text:span><text:bookmark-end text:name="_Toc114509325"/><text:bookmark-end text:name="_Toc114509705"/><text:bookmark-end text:name="_Toc114509347"/></text:p>
      <text:p text:style-name="P3"/>
      <text:p text:style-name="P4"/>
      <text:p text:style-name="P4"/>
      <text:p text:style-name="P16">Основы профессиональной деятельности</text:p>
      <text:p text:style-name="P2"><text:span text:style-name="T1">Лабораторная работа №</text:span><text:span text:style-name="T2">7</text:span><text:span text:style-name="T1">. "</text:span><text:span text:style-name="T2">Система вынесения итогового заключения об уровне развития ПВК</text:span><text:span text:style-name="T1">"</text:span></text:p>
      <text:p text:style-name="P3"/>
      <text:p text:style-name="P3"/>
      <text:p text:style-name="P3"/>
      <text:p text:style-name="P15">Выполнили студенты:</text:p>
      <text:p text:style-name="P22">Крохин Роман Олегович P3124</text:p>
      <text:p text:style-name="P23">Овчинников Илья Сергеевич P3121</text:p>
      <text:p text:style-name="P23">Родионов Артем Алексеевич P3121</text:p>
      <text:p text:style-name="P23">Бабушкин Александр Михайлович P3121</text:p>
      <text:p text:style-name="P23">Ведерников Антон Владимирович P3123</text:p>
      <text:p text:style-name="P23">Гонин Станислав Константинович <text:span text:style-name="T9">P</text:span>3121</text:p>
      <text:p text:style-name="P22">Рязанов Демид Витальевич <text:span text:style-name="T9">P</text:span>3121</text:p>
      <text:p text:style-name="P22">Белова Алина Витальевна <text:span text:style-name="T9">P</text:span>3121</text:p>
      <text:p text:style-name="P22">Юсупов Хусанбой Кахрамонович P3121</text:p>
      <text:p text:style-name="P6"><text:span text:style-name="T3">Преподаватель:</text:span><text:span text:style-name="T1"> </text:span><text:span text:style-name="T5">Билый Андрей Михайлович</text:span></text:p>
      <text:p text:style-name="P3"/>
      <text:p text:style-name="P3"/>
      <text:p text:style-name="P3"/>
      <text:p text:style-name="P3"/>
      <text:p text:style-name="P5">г. Санкт-Петербург</text:p>
      <text:p text:style-name="P19">202<text:span text:style-name="T7">3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3">Оглавление</text:p>
          </text:index-title>
          <text:p text:style-name="P1"><text:a xlink:type="simple" xlink:href="#_Toc127981680" text:style-name="Index_20_Link" text:visited-style-name="Index_20_Link"><text:span text:style-name="T4">Цель и задачи лабораторной работы</text:span></text:a><text:a xlink:type="simple" xlink:href="#_Toc127981680" text:style-name="Index_20_Link" text:visited-style-name="Index_20_Link"><text:span text:style-name="T6"><text:tab/>3</text:span></text:a></text:p>
          <text:p text:style-name="P1"><text:a xlink:type="simple" xlink:href="#_Toc127981681" text:style-name="Index_20_Link" text:visited-style-name="Index_20_Link"><text:span text:style-name="T4">Методика проведения исследования</text:span></text:a><text:a xlink:type="simple" xlink:href="#_Toc127981681" text:style-name="Index_20_Link" text:visited-style-name="Index_20_Link"><text:span text:style-name="T6"><text:tab/>3</text:span></text:a></text:p>
          <text:p text:style-name="P1"><text:a xlink:type="simple" xlink:href="#_Toc127981682" text:style-name="Index_20_Link" text:visited-style-name="Index_20_Link"><text:span text:style-name="T4">Реализация</text:span></text:a><text:a xlink:type="simple" xlink:href="#_Toc127981682" text:style-name="Index_20_Link" text:visited-style-name="Index_20_Link"><text:span text:style-name="T6"><text:tab/>3</text:span></text:a></text:p>
          <text:p text:style-name="P1"><text:a xlink:type="simple" xlink:href="#_Toc127981683" text:style-name="Index_20_Link" text:visited-style-name="Index_20_Link"><text:span text:style-name="T4">Вывод</text:span></text:a><text:a xlink:type="simple" xlink:href="#_Toc127981683" text:style-name="Index_20_Link" text:visited-style-name="Index_20_Link"><text:span text:style-name="T6"><text:tab/>4</text:span></text:a></text:p>
          <text:p text:style-name="P7"/>
        </text:index-body>
      </text:table-of-content>
      <text:h text:style-name="P9" text:outline-level="1"><text:bookmark-start text:name="_Toc127981680"/>Цель и задачи лабораторной работы<text:bookmark-end text:name="_Toc127981680"/></text:h>
      <text:h text:style-name="P10" text:outline-level="1">1) <text:span text:style-name="T8">Н</text:span>аучиться разрабатывать системы в проектной деятельности</text:h>
      <text:h text:style-name="P10" text:outline-level="1">2) <text:span text:style-name="T8">Понять каким образом должна функционировать система вынесения итогового заключения об уровне развития ПВК.</text:span></text:h>
      <text:h text:style-name="P8" text:outline-level="1"><text:bookmark-start text:name="_Toc127981681"/>Методика проведения исследования<text:bookmark-end text:name="_Toc127981681"/></text:h>
      <text:p text:style-name="P11"><text:span text:style-name="T7">Н</text:span>а основании указанных задач разрабатывается система в среде html, css (+php, MySQL - оптимальный вариант, +JavaScript – продвинутый вариант). выполняется привязка методического (тестового) аппарата с определением уровня развития ПВК (в соответствии с задачами), <text:span text:style-name="T10">разрабатывается система оценки ПВК для профессий.</text:span></text:p>
      <text:h text:style-name="P12" text:outline-level="1">Результат</text:h>
      <text:p text:style-name="P20"/>
      <text:p text:style-name="P20"/>
      <text:h text:style-name="P14" text:outline-level="1">Вывод</text:h>
      <text:p text:style-name="P20">Используя результаты 6 лабораторной работы добавили на сайт возможность посмотреть результаты <text:s/>тестов, разработали алгоритм, который предугадывает какая профессия <text:s/>подходит пользователю. Добавили эксперту возможность просматривать, как вычисляется профессия, подходящая человек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language="ru" fo:country="RU" style:language-asian="ru" style:country-asian="RU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Bibliography" style:family="paragraph" style:parent-style-name="Standard" style:nex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Endnote" style:family="paragraph" style:parent-style-name="Standard" loext:linked-style-name="Текст_20_концевой_20_сноски_20_Знак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ext-dark-gray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24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V</meta:initial-creator>
    <meta:editing-cycles>14</meta:editing-cycles>
    <meta:print-date>2023-02-22T16:59:00</meta:print-date>
    <meta:creation-date>2023-03-22T14:52:00</meta:creation-date>
    <dc:date>2023-06-07T23:29:51.314287722</dc:date>
    <meta:editing-duration>PT1H36M10S</meta:editing-duration>
    <meta:generator>LibreOffice/7.3.7.2$Linux_X86_64 LibreOffice_project/30$Build-2</meta:generator>
    <meta:document-statistic meta:table-count="0" meta:image-count="0" meta:object-count="0" meta:page-count="3" meta:paragraph-count="30" meta:word-count="196" meta:character-count="1674" meta:non-whitespace-character-count="1505"/>
    <meta:user-defined meta:name="AppVersion">15.0000</meta:user-defined>
    <meta:template xlink:type="simple" xlink:actuate="onRequest" xlink:title="Normal.dotm" xlink:href=""/>
  </office:meta>
</office:document-meta>
</file>